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-0.82cm" fo:text-indent="0cm" style:auto-text-indent="false" style:page-number="auto"/>
    </style:style>
    <style:style style:name="P2" style:family="paragraph" style:parent-style-name="Standard">
      <style:paragraph-properties fo:margin-left="0cm" fo:margin-right="-0.82cm" fo:text-indent="0cm" style:auto-text-indent="false"/>
    </style:style>
    <style:style style:name="P3" style:family="paragraph" style:parent-style-name="Preformatted_20_Text">
      <style:paragraph-properties fo:margin-left="0cm" fo:margin-right="-0.82cm" fo:text-indent="0cm" style:auto-text-indent="false"/>
    </style:style>
    <style:style style:name="P4" style:family="paragraph" style:parent-style-name="Preformatted_20_Text">
      <style:paragraph-properties fo:margin-left="0cm" fo:margin-right="0cm" fo:margin-top="0.106cm" fo:margin-bottom="0.106cm" fo:text-indent="0cm" style:auto-text-indent="fals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• Conta gli ospiti raggruppandoli per anno di nascita</text:p>
      <text:p text:style-name="Standard">SELECT COUNT(id) as n_ospiti, YEAR(date_of_birth)</text:p>
      <text:p text:style-name="Standard">FROM ospiti </text:p>
      <text:p text:style-name="Standard">GROUP BY YEAR(date_of_birth)</text:p>
      <text:p text:style-name="Standard"/>
      <text:p text:style-name="P4">• Somma i prezzi dei pagamenti raggruppandoli per status</text:p>
      <text:p text:style-name="Standard">SELECT status, SUM(price)</text:p>
      <text:p text:style-name="Standard">FROM pagamenti </text:p>
      <text:p text:style-name="Standard">GROUP BY status</text:p>
      <text:p text:style-name="Standard"/>
      <text:p text:style-name="P4">• Conta quante volte è stata prenotata ogni stanza</text:p>
      <text:p text:style-name="Standard">SELECT stanza_id, COUNT(id)</text:p>
      <text:p text:style-name="Standard">FROM prenotazioni</text:p>
      <text:p text:style-name="Standard">GROUP BY stanza_id </text:p>
      <text:p text:style-name="Standard"/>
      <text:p text:style-name="P4"><text:s/>Fai una analisi per vedere se ci sono ore in cui le prenotazioni sono più frequenti</text:p>
      <text:p text:style-name="Standard">SELECT COUNT(id) AS numero_prenotazioni, HOUR(created_at) AS ora_creazione_prenotazione </text:p>
      <text:p text:style-name="Standard">FROM prenotazioni</text:p>
      <text:p text:style-name="Standard">GROUP BY ora_creazione_prenotazione <text:s/></text:p>
      <text:p text:style-name="Standard">ORDER BY `numero_prenotazioni` <text:s/>DESC</text:p>
      <text:p text:style-name="Standard"/>
      <text:p text:style-name="P4">• Quante prenotazioni ha fatto l'ospite che ha fatto più prenotazioni?</text:p>
      <text:p text:style-name="Standard">SELECT COUNT(id) AS numero_prenotazioni, ospite_id </text:p>
      <text:p text:style-name="Standard">FROM prenotazioni_has_ospiti </text:p>
      <text:p text:style-name="Standard">GROUP BY ospite_id </text:p>
      <text:p text:style-name="Standard">ORDER BY numero_prenotazioni DESC</text:p>
      <text:p text:style-name="Standard"/>
      <text:p text:style-name="P4">• Come si chiamano gli ospiti che hanno fatto più di due prenotazioni?</text:p>
      <text:p text:style-name="Standard">SELECT COUNT(prenotazioni_has_ospiti.id) AS numero_prenotazioni, ospite_id, ospiti.name, ospiti.lastname </text:p>
      <text:p text:style-name="Standard">FROM prenotazioni_has_ospiti </text:p>
      <text:p text:style-name="Standard"/>
      <text:p text:style-name="Standard">JOIN ospiti ON ospite_id = ospiti.id </text:p>
      <text:p text:style-name="Standard"/>
      <text:p text:style-name="Standard">GROUP BY ospite_id </text:p>
      <text:p text:style-name="Standard">HAVING COUNT(prenotazioni_has_ospiti.id) &gt; 2</text:p>
      <text:p text:style-name="P1">ORDER BY numero_prenotazioni DESC</text:p>
      <text:p text:style-name="P2"/>
      <text:p text:style-name="P3">Fai la somma di tutti i prezzi delle prenotazioni per le stanze del primo piano</text:p>
      <text:p text:style-name="P3"/>
      <text:p text:style-name="P3">SELECT SUM(pagamenti.price) </text:p>
      <text:p text:style-name="P3">FROM pagamenti </text:p>
      <text:p text:style-name="P3">JOIN <text:s/>prenotazioni ON pagamenti.prenotazione_id = prenotazioni.id</text:p>
      <text:p text:style-name="P3">JOIN stanze ON prenotazioni.stanza_id = stanze.id </text:p>
      <text:p text:style-name="P3">WHERE floor = 1</text:p>
      <text:p text:style-name="P2"/>
      <text:p text:style-name="P3">• Prendi i dati di fatturazione per la prenotazione con id=7</text:p>
      <text:p text:style-name="P2">SELECT price, status, prenotazione_id, pagante_id, prenotazioni.configurazione_id <text:s/></text:p>
      <text:p text:style-name="P2">FROM pagamenti </text:p>
      <text:p text:style-name="P2">JOIN prenotazioni ON pagamenti.prenotazione_id = prenotazioni.id</text:p>
      <text:p text:style-name="P2">WHERE pagamenti.prenotazione_id = 7</text:p>
      <text:p text:style-name="P2"/>
      <text:p text:style-name="P3"/>
      <text:p text:style-name="P3"/>
      <text:p text:style-name="P3"><text:soft-page-break/></text:p>
      <text:p text:style-name="P3"/>
      <text:p text:style-name="P3">• Le stanze sono state tutte prenotate almeno una volta? (Visualizzare le stanze non ancora prenotate)</text:p>
      <text:p text:style-name="P3"/>
      <text:p text:style-name="P3">SELECT stanze.id AS id_stanza_mai_prenotata FROM stanze </text:p>
      <text:p text:style-name="P3">LEFT JOIN prenotazioni</text:p>
      <text:p text:style-name="P3">ON stanze.id = prenotazioni.stanza_id</text:p>
      <text:p text:style-name="P3">WHERE prenotazioni.stanza_id IS NULL</text:p>
      <text:p text:style-name="P3"/>
      <text:p text:style-name="P3"/>
      <text:p text:style-name="P3"/>
      <text:p text:style-name="P3"/>
      <text:p text:style-name="P3">nei campi calcolati tipo count al posto di usare WHERE si usa HAV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7cm" fo:margin-right="0.4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1T13:40:57.43</meta:creation-date>
    <dc:date>2020-05-22T13:35:34.31</dc:date>
    <meta:editing-duration>PT4H2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46" meta:word-count="259" meta:character-count="1997"/>
  </office:meta>
</office:document-meta>
</file>